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23.27">
            <text:p>23.27</text:p>
          </table:table-cell>
          <table:table-cell table:formula="of:=[.B2]/[.C2]" office:value-type="float" office:value="1375.16115169746">
            <text:p>1375.16115169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21.68">
            <text:p>21.68</text:p>
          </table:table-cell>
          <table:table-cell table:formula="of:=[.B3]/[.C3]" office:value-type="float" office:value="1476.0147601476">
            <text:p>1476.0147601476</text:p>
          </table:table-cell>
        </table:table-row>
        <table:table-row table:style-name="ro1">
          <table:table-cell table:number-columns-repeated="3"/>
          <table:table-cell table:formula="of:=SUM([.D2:.D3])/2" office:value-type="float" office:value="1425.58795592253">
            <text:p>1425.5879559225</text:p>
          </table:table-cell>
        </table:table-row>
        <table:table-row table:style-name="ro1">
          <table:table-cell table:number-columns-repeated="3"/>
          <table:table-cell table:formula="of:=STDEV([.D2:.D3])" office:value-type="float" office:value="71.3142704422246">
            <text:p>71.314270442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86.39">
            <text:p>86.39</text:p>
          </table:table-cell>
          <table:table-cell table:formula="of:=[.B10]/[.C10]" office:value-type="float" office:value="1481.65296909365">
            <text:p>1481.652969093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84.55">
            <text:p>84.55</text:p>
          </table:table-cell>
          <table:table-cell table:formula="of:=[.B11]/[.C11]" office:value-type="float" office:value="1513.89710230633">
            <text:p>1513.8971023063</text:p>
          </table:table-cell>
        </table:table-row>
        <table:table-row table:style-name="ro1">
          <table:table-cell table:number-columns-repeated="3"/>
          <table:table-cell table:formula="of:=SUM([.D10:.D11])/2" office:value-type="float" office:value="1497.77503569999">
            <text:p>1497.7750357</text:p>
          </table:table-cell>
        </table:table-row>
        <table:table-row table:style-name="ro1">
          <table:table-cell table:number-columns-repeated="3"/>
          <table:table-cell table:formula="of:=STDEV([.D10:.D11])" office:value-type="float" office:value="22.8000452481702">
            <text:p>22.8000452482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349.98">
            <text:p>349.98</text:p>
          </table:table-cell>
          <table:table-cell table:formula="of:=[.B15]/[.C15]" office:value-type="float" office:value="1462.94073947083">
            <text:p>1462.940739470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337.36">
            <text:p>337.36</text:p>
          </table:table-cell>
          <table:table-cell table:formula="of:=[.B16]/[.C16]" office:value-type="float" office:value="1517.66658762153">
            <text:p>1517.6665876215</text:p>
          </table:table-cell>
        </table:table-row>
        <table:table-row table:style-name="ro1">
          <table:table-cell table:number-columns-repeated="3"/>
          <table:table-cell table:formula="of:=SUM([.D15:.D16])/2" office:value-type="float" office:value="1490.30366354618">
            <text:p>1490.3036635462</text:p>
          </table:table-cell>
        </table:table-row>
        <table:table-row table:style-name="ro1">
          <table:table-cell table:number-columns-repeated="3"/>
          <table:table-cell table:formula="of:=STDEV([.D15:.D16])" office:value-type="float" office:value="38.6970183335487">
            <text:p>38.69701833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580.79">
            <text:p>1580.79</text:p>
          </table:table-cell>
          <table:table-cell table:formula="of:=[.B21]/[.C21]" office:value-type="float" office:value="1295.55475426844">
            <text:p>1295.554754268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416.9">
            <text:p>1416.9</text:p>
          </table:table-cell>
          <table:table-cell table:formula="of:=[.B22]/[.C22]" office:value-type="float" office:value="1445.40899146023">
            <text:p>1445.4089914602</text:p>
          </table:table-cell>
        </table:table-row>
        <table:table-row table:style-name="ro1">
          <table:table-cell table:number-columns-repeated="3"/>
          <table:table-cell table:formula="of:=SUM([.D21:.D22])/2" office:value-type="float" office:value="1370.48187286433">
            <text:p>1370.4818728643</text:p>
          </table:table-cell>
        </table:table-row>
        <table:table-row table:style-name="ro1">
          <table:table-cell table:number-columns-repeated="3"/>
          <table:table-cell table:formula="of:=STDEV([.D21:.D22])" office:value-type="float" office:value="105.962947307855">
            <text:p>105.9629473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7T01:20:24</dc:date>
    <meta:editing-duration>PT18M23S</meta:editing-duration>
    <meta:editing-cycles>19</meta:editing-cycles>
    <dc:creator>alogo </dc:creator>
    <meta:document-statistic meta:table-count="1" meta:cell-count="56" meta:object-count="0"/>
  </office:meta>
</office:document-meta>
</file>